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fo:language="en" fo:country="US" officeooo:rsid="001c2a43" officeooo:paragraph-rsid="001c2a43"/>
    </style:style>
    <style:style style:name="P2" style:family="paragraph" style:parent-style-name="Standard">
      <style:text-properties style:use-window-font-color="true" style:font-name="Lato Light" fo:language="en" fo:country="US" officeooo:rsid="0013c275" officeooo:paragraph-rsid="0013c275"/>
    </style:style>
    <style:style style:name="P3" style:family="paragraph" style:parent-style-name="Standard">
      <style:text-properties style:use-window-font-color="true" style:font-name="Lato Light" fo:language="en" fo:country="US" officeooo:rsid="001c2a43" officeooo:paragraph-rsid="001c2a43"/>
    </style:style>
    <style:style style:name="P4" style:family="paragraph" style:parent-style-name="Standard">
      <style:text-properties style:use-window-font-color="true" style:font-name="Lato Light" fo:language="en" fo:country="US" officeooo:rsid="001c2a43" officeooo:paragraph-rsid="0029d8a3"/>
    </style:style>
    <style:style style:name="P5" style:family="paragraph" style:parent-style-name="Standard">
      <style:text-properties style:use-window-font-color="true" style:font-name="Lato Light" fo:language="en" fo:country="US" officeooo:rsid="001c2a43" officeooo:paragraph-rsid="00283d02"/>
    </style:style>
    <style:style style:name="P6" style:family="paragraph" style:parent-style-name="Standard">
      <style:text-properties fo:color="#990000" fo:language="en" fo:country="US" officeooo:rsid="00243cbb" officeooo:paragraph-rsid="00243cbb"/>
    </style:style>
    <style:style style:name="P7" style:family="paragraph" style:parent-style-name="Standard">
      <style:text-properties fo:color="#990000" style:font-name="Lato Light" fo:language="en" fo:country="US" officeooo:rsid="0013c275" officeooo:paragraph-rsid="00171c17"/>
    </style:style>
    <style:style style:name="P8" style:family="paragraph" style:parent-style-name="Standard">
      <style:text-properties fo:color="#990000" style:font-name="Lato Light" fo:language="en" fo:country="US" officeooo:rsid="001c2a43" officeooo:paragraph-rsid="0023bcac"/>
    </style:style>
    <style:style style:name="P9" style:family="paragraph" style:parent-style-name="Standard">
      <style:text-properties fo:color="#990000" style:font-name="Lato Light" fo:language="en" fo:country="US" officeooo:rsid="001c2a43" officeooo:paragraph-rsid="0025fef6"/>
    </style:style>
    <style:style style:name="P10" style:family="paragraph" style:parent-style-name="Standard">
      <style:text-properties fo:color="#000000" style:font-name="Lato Light" fo:language="en" fo:country="US" officeooo:rsid="0013c275" officeooo:paragraph-rsid="0013c275"/>
    </style:style>
    <style:style style:name="P11" style:family="paragraph" style:parent-style-name="Standard">
      <style:text-properties fo:color="#000000" style:font-name="Lato Light" fo:language="en" fo:country="US" officeooo:rsid="0013c275" officeooo:paragraph-rsid="002fa1ae"/>
    </style:style>
    <style:style style:name="P12" style:family="paragraph" style:parent-style-name="Standard">
      <style:text-properties fo:color="#000000" style:font-name="Lato Light" fo:language="en" fo:country="US" officeooo:rsid="0013c275" officeooo:paragraph-rsid="0019185d"/>
    </style:style>
    <style:style style:name="P13" style:family="paragraph" style:parent-style-name="Standard">
      <style:text-properties fo:color="#000000" style:font-name="Lato Light" fo:language="en" fo:country="US" officeooo:rsid="0013c275" officeooo:paragraph-rsid="001add4f"/>
    </style:style>
    <style:style style:name="P14" style:family="paragraph" style:parent-style-name="Standard">
      <style:text-properties fo:color="#000000" style:font-name="Lato Light" fo:language="en" fo:country="US" officeooo:rsid="001c2a43" officeooo:paragraph-rsid="00283d02"/>
    </style:style>
    <style:style style:name="P15" style:family="paragraph" style:parent-style-name="Standard">
      <style:text-properties fo:color="#000000" style:font-name="Lato Light" fo:language="en" fo:country="US" officeooo:rsid="001c2a43" officeooo:paragraph-rsid="0025fef6"/>
    </style:style>
    <style:style style:name="P16" style:family="paragraph" style:parent-style-name="Standard">
      <style:text-properties fo:color="#801900" style:font-name="Lato Light" fo:language="en" fo:country="US" officeooo:rsid="002073e8" officeooo:paragraph-rsid="002073e8"/>
    </style:style>
    <style:style style:name="P17" style:family="paragraph" style:parent-style-name="Standard">
      <style:text-properties fo:color="#801900" style:font-name="Lato Light" fo:language="en" fo:country="US" officeooo:rsid="00307fca" officeooo:paragraph-rsid="002065b1"/>
    </style:style>
    <style:style style:name="P18" style:family="paragraph" style:parent-style-name="Standard">
      <style:text-properties fo:color="#801900" style:font-name="Lato Light" fo:language="en" fo:country="US" officeooo:rsid="001add4f" officeooo:paragraph-rsid="001add4f"/>
    </style:style>
    <style:style style:name="P19" style:family="paragraph" style:parent-style-name="Standard">
      <style:text-properties fo:color="#801900" style:font-name="Lato Light" fo:language="en" fo:country="US" officeooo:rsid="001c2a43" officeooo:paragraph-rsid="001c2a43"/>
    </style:style>
    <style:style style:name="P20" style:family="paragraph" style:parent-style-name="Standard">
      <style:paragraph-properties fo:text-align="justify" style:justify-single-word="false"/>
      <style:text-properties fo:color="#801900" style:font-name="Lato Light" fo:language="en" fo:country="US" officeooo:rsid="001c2a43" officeooo:paragraph-rsid="0042d466"/>
    </style:style>
    <style:style style:name="P21" style:family="paragraph" style:parent-style-name="Standard">
      <style:text-properties fo:color="#801900" style:font-name="Lato Light" fo:language="en" fo:country="US" officeooo:rsid="00283d02" officeooo:paragraph-rsid="00283d02"/>
    </style:style>
    <style:style style:name="P22" style:family="paragraph" style:parent-style-name="Standard">
      <style:text-properties fo:color="#800000" style:font-name="Lato Light" fo:language="en" fo:country="US" officeooo:rsid="0013c275" officeooo:paragraph-rsid="001add4f"/>
    </style:style>
    <style:style style:name="P23" style:family="paragraph" style:parent-style-name="Standard">
      <style:paragraph-properties fo:text-align="justify" style:justify-single-word="false"/>
      <style:text-properties fo:color="#800000" style:font-name="Lato Light" fo:language="en" fo:country="US" officeooo:rsid="003e2a34" officeooo:paragraph-rsid="003e2a34"/>
    </style:style>
    <style:style style:name="P24" style:family="paragraph" style:parent-style-name="Standard">
      <style:text-properties style:font-name="Lato Light" fo:language="en" fo:country="US" officeooo:rsid="0013c275" officeooo:paragraph-rsid="0013c275"/>
    </style:style>
    <style:style style:name="P25" style:family="paragraph" style:parent-style-name="Standard">
      <style:text-properties style:font-name="Lato Light" fo:language="en" fo:country="US" officeooo:rsid="0013c275" officeooo:paragraph-rsid="002fa1ae"/>
    </style:style>
    <style:style style:name="P26" style:family="paragraph" style:parent-style-name="Standard">
      <style:text-properties style:font-name="Lato Light" fo:language="en" fo:country="US" officeooo:rsid="0013c275" officeooo:paragraph-rsid="00171c17"/>
    </style:style>
    <style:style style:name="P27" style:family="paragraph" style:parent-style-name="Standard">
      <style:text-properties style:font-name="Lato Light" fo:language="en" fo:country="US" officeooo:rsid="0013c275" officeooo:paragraph-rsid="00332810"/>
    </style:style>
    <style:style style:name="P28" style:family="paragraph" style:parent-style-name="Standard">
      <style:text-properties style:font-name="Lato Light" fo:language="en" fo:country="US" officeooo:rsid="0013c275" officeooo:paragraph-rsid="0013c275" fo:background-color="#ffff00"/>
    </style:style>
    <style:style style:name="P29" style:family="paragraph" style:parent-style-name="Standard">
      <style:text-properties style:font-name="Lato Light" fo:language="en" fo:country="US" fo:font-weight="bold" officeooo:rsid="0013c275" officeooo:paragraph-rsid="0013c275" fo:background-color="#ffff00" style:font-weight-asian="bold" style:font-weight-complex="bold"/>
    </style:style>
    <style:style style:name="P30" style:family="paragraph" style:parent-style-name="Standard">
      <style:text-properties style:font-name="Lato Light" fo:language="en" fo:country="US" fo:font-weight="bold" officeooo:rsid="0013c275" officeooo:paragraph-rsid="00171c17" style:font-weight-asian="bold" style:font-weight-complex="bold"/>
    </style:style>
    <style:style style:name="P31" style:family="paragraph" style:parent-style-name="Standard">
      <style:paragraph-properties fo:text-align="center" style:justify-single-word="false"/>
      <style:text-properties style:font-name="Lato Light" fo:language="en" fo:country="US" fo:font-weight="bold" officeooo:rsid="0013c275" officeooo:paragraph-rsid="0013c275" style:font-weight-asian="bold" style:font-weight-complex="bold"/>
    </style:style>
    <style:style style:name="P32" style:family="paragraph" style:parent-style-name="Standard">
      <style:paragraph-properties fo:text-align="start" style:justify-single-word="false"/>
      <style:text-properties style:font-name="Lato Light" fo:language="en" fo:country="US" fo:font-weight="normal" officeooo:rsid="003ce42e" officeooo:paragraph-rsid="003ce42e" style:font-weight-asian="normal" style:font-weight-complex="normal"/>
    </style:style>
    <style:style style:name="P33" style:family="paragraph" style:parent-style-name="Standard">
      <style:text-properties fo:language="en" fo:country="US" officeooo:rsid="0013c275" officeooo:paragraph-rsid="001c2a43"/>
    </style:style>
    <style:style style:name="P34" style:family="paragraph" style:parent-style-name="Text_20_body">
      <style:text-properties fo:color="#800000" style:font-name="Lato Light" fo:language="en" fo:country="US" officeooo:rsid="0041ff81" officeooo:paragraph-rsid="003b67ac"/>
    </style:style>
    <style:style style:name="P35" style:family="paragraph" style:parent-style-name="Standard">
      <style:text-properties fo:color="#990000" style:font-name="Lato Light" fo:language="en" fo:country="US" officeooo:rsid="00456761" officeooo:paragraph-rsid="0025fef6"/>
    </style:style>
    <style:style style:name="T1" style:family="text">
      <style:text-properties officeooo:rsid="00171c17"/>
    </style:style>
    <style:style style:name="T2" style:family="text">
      <style:text-properties fo:background-color="#ffff00" loext:char-shading-value="0"/>
    </style:style>
    <style:style style:name="T3" style:family="text">
      <style:text-properties officeooo:rsid="00171c17" fo:background-color="#ffff00" loext:char-shading-value="0"/>
    </style:style>
    <style:style style:name="T4" style:family="text">
      <style:text-properties officeooo:rsid="003eda53" fo:background-color="#ffff00" loext:char-shading-value="0"/>
    </style:style>
    <style:style style:name="T5" style:family="text">
      <style:text-properties officeooo:rsid="003eda53" fo:background-color="#ffff00" loext:char-shading-value="0"/>
    </style:style>
    <style:style style:name="T6" style:family="text">
      <style:text-properties officeooo:rsid="003f8409" fo:background-color="#ffff00" loext:char-shading-value="0"/>
    </style:style>
    <style:style style:name="T7" style:family="text">
      <style:text-properties officeooo:rsid="003f8409" fo:background-color="#ffff00" loext:char-shading-value="0"/>
    </style:style>
    <style:style style:name="T8" style:family="text">
      <style:text-properties fo:background-color="#ffff00" loext:char-shading-value="0"/>
    </style:style>
    <style:style style:name="T9" style:family="text">
      <style:text-properties fo:color="#800000"/>
    </style:style>
    <style:style style:name="T10" style:family="text">
      <style:text-properties officeooo:rsid="0021b6d0"/>
    </style:style>
    <style:style style:name="T11" style:family="text">
      <style:text-properties fo:color="#000000"/>
    </style:style>
    <style:style style:name="T12" style:family="text">
      <style:text-properties fo:color="#000000" officeooo:rsid="00332810"/>
    </style:style>
    <style:style style:name="T13" style:family="text">
      <style:text-properties officeooo:rsid="00278f7c"/>
    </style:style>
    <style:style style:name="T14" style:family="text">
      <style:text-properties officeooo:rsid="0029d8a3"/>
    </style:style>
    <style:style style:name="T15" style:family="text">
      <style:text-properties officeooo:rsid="0029d8a3" fo:background-color="transparent" loext:char-shading-value="0"/>
    </style:style>
    <style:style style:name="T16" style:family="text">
      <style:text-properties officeooo:rsid="0023bcac" fo:background-color="transparent" loext:char-shading-value="0"/>
    </style:style>
    <style:style style:name="T17" style:family="text">
      <style:text-properties officeooo:rsid="0026d691" fo:background-color="transparent" loext:char-shading-value="0"/>
    </style:style>
    <style:style style:name="T18" style:family="text">
      <style:text-properties officeooo:rsid="0027a826" fo:background-color="transparent" loext:char-shading-value="0"/>
    </style:style>
    <style:style style:name="T19" style:family="text">
      <style:text-properties officeooo:rsid="002c5505" fo:background-color="transparent" loext:char-shading-value="0"/>
    </style:style>
    <style:style style:name="T20" style:family="text">
      <style:text-properties officeooo:rsid="0036d00b" fo:background-color="transparent" loext:char-shading-value="0"/>
    </style:style>
    <style:style style:name="T21" style:family="text">
      <style:text-properties officeooo:rsid="0037571c" fo:background-color="transparent" loext:char-shading-value="0"/>
    </style:style>
    <style:style style:name="T22" style:family="text">
      <style:text-properties officeooo:rsid="0041c1fb" fo:background-color="transparent" loext:char-shading-value="0"/>
    </style:style>
    <style:style style:name="T23" style:family="text">
      <style:text-properties officeooo:rsid="0042d466" fo:background-color="transparent" loext:char-shading-value="0"/>
    </style:style>
    <style:style style:name="T24" style:family="text">
      <style:text-properties fo:color="#801900" officeooo:rsid="0019185d"/>
    </style:style>
    <style:style style:name="T25" style:family="text">
      <style:text-properties fo:color="#801900" officeooo:rsid="00283d02"/>
    </style:style>
    <style:style style:name="T26" style:family="text">
      <style:text-properties fo:color="#801900" officeooo:rsid="002dc8cd"/>
    </style:style>
    <style:style style:name="T27" style:family="text">
      <style:text-properties fo:color="#801900" officeooo:rsid="002fa1ae"/>
    </style:style>
    <style:style style:name="T28" style:family="text">
      <style:text-properties fo:color="#801900" officeooo:rsid="00332810"/>
    </style:style>
    <style:style style:name="T29" style:family="text">
      <style:text-properties fo:color="#801900" officeooo:rsid="0038d2de"/>
    </style:style>
    <style:style style:name="T30" style:family="text">
      <style:text-properties officeooo:rsid="002d8c81"/>
    </style:style>
    <style:style style:name="T31" style:family="text">
      <style:text-properties officeooo:rsid="003b67ac"/>
    </style:style>
    <style:style style:name="T32" style:family="text">
      <style:text-properties officeooo:rsid="003eda53"/>
    </style:style>
    <style:style style:name="T33" style:family="text">
      <style:text-properties officeooo:rsid="003f84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esponse to reviews</text:p>
      <text:p text:style-name="P31"/>
      <text:p text:style-name="P32">We would like to thank to reviewers and editor for their constructive comments and suggestion that helped us improve our manuscript.</text:p>
      <text:p text:style-name="P31"/>
      <text:p text:style-name="P24"/>
      <text:p text:style-name="P29"><text:span text:style-name="T1">#</text:span>##Reviewer 1<text:span text:style-name="T1">###</text:span></text:p>
      <text:p text:style-name="P28"/>
      <text:p text:style-name="P10">The introduction section repeats certain statements multiple times, and reiterates the overall aims a lot. I believe this section can be reduced slightly to avoid repitition and improve clarity of aims and approach.</text:p>
      <text:p text:style-name="P34">We have removed part<text:span text:style-name="T31">s </text:span>of t<text:span text:style-name="T31">he introduction while improving the manuscript. </text:span></text:p>
      <text:p text:style-name="P10"/>
      <text:p text:style-name="P10">Data: all data is available on an open Github repository and enable reproduction of results, which is excellent. However, this link is only mentioned in the acknowledgements. Please state this explicitly at the start of section 5 where the database as a whole is mentioned (without stating it is open) and especially in sections 5.1 and 5.2 where querries are described but no mention is made of where the resulting data from these querries can be accessed.</text:p>
      <text:p text:style-name="P16">We have added a sentence with the Github repositor<text:span text:style-name="T13">ies</text:span> at the section 5 and <text:span text:style-name="T10">specific selected databases at</text:span> sections 5.1 and 5.2. </text:p>
      <text:p text:style-name="P2"/>
      <text:p text:style-name="P11">The current supplement is another PDF version of the manuscript. Is this a mistake?</text:p>
      <text:p text:style-name="P25"><text:span text:style-name="T29">It could be</text:span><text:span text:style-name="T27">, we added the .pdf generated by LaTeX version. </text:span><text:line-break/><text:line-break/><text:span text:style-name="T11">Although the manuscripts is clearly structured and well-written, I noticed grammatical errors and awkward sentence constructions. The manuscript would benefit from being proof-read for language.</text:span></text:p>
      <text:p text:style-name="P17">We agree, manuscript has been improved. </text:p>
      <text:p text:style-name="P7"/>
      <text:p text:style-name="P30"><text:span text:style-name="T3">#</text:span><text:span text:style-name="T2">##Reviewer </text:span><text:span text:style-name="T3">2###</text:span></text:p>
      <text:p text:style-name="P26"/>
      <text:p text:style-name="P12">P.2, ln 36-7 Advances in the research of the Roman studies have currently led an Environment with various interpretations on commercial Dynamics<text:line-break/>Advances in research on Roman studies have currently led to an…</text:p>
      <text:p text:style-name="P27"><text:span text:style-name="T26">We agree, w</text:span><text:span text:style-name="T24">e have changed the sentence</text:span><text:line-break/><text:line-break/><text:span text:style-name="T11">P.2, ln 48-9. by analysing stamps amphorae finding in the provinces<text:line-break/>By analysing amphorae stamp finds in the provinces</text:span></text:p>
      <text:p text:style-name="P27"><text:span text:style-name="T28">We agree, we have corrected the sentence.</text:span><text:span text:style-name="T12"> </text:span><text:span text:style-name="T11"><text:line-break/></text:span><text:span text:style-name="T9"><text:line-break/></text:span><text:span text:style-name="T11">P.3. ln 5 and 6. Substitute 'economical' by 'economic'</text:span></text:p>
      <text:p text:style-name="P18"><text:span text:style-name="T30">We agree, w</text:span>e have substituted the word</text:p>
      <text:p text:style-name="P22"/>
      <text:p text:style-name="P13">P.3. ln 8. Substitute 'pretends' by 'aims'</text:p>
      <text:p text:style-name="P19"><text:span text:style-name="T30">We agree, w</text:span>e have substituted the word</text:p>
      <text:p text:style-name="P3"/>
      <text:p text:style-name="P14">This should be easily solved by an extensive revision of the text by a native reader with expertise in the subject. In the attached pdf I highlight a number of sentences that need to be <text:soft-page-break/>rewritten to clarify their meaning. Please note that this list is not exhaustive at all and the whole of the manuscript will benefit from extensive English editing.</text:p>
      <text:p text:style-name="P5"><text:span text:style-name="T25">We have corrected and improved the manuscript. </text:span><text:line-break/><text:line-break/><text:span text:style-name="T11">In the methods section I would suggest to add a paragraph describing how site proximity was calculated. Also, if at all possible, it would have been relatively easy to modify/extend the formula employed to take into account the distance between the workshops. As it is, it just provides a measure of dissimilarity between two specific workshops. By incorporating the distance between them in the formula, you could obtain a general similarity/distance value per region.</text:span></text:p>
      <text:p text:style-name="P14"/>
      <text:p text:style-name="P23"><text:span text:style-name="T8">The </text:span><text:span text:style-name="T5">main</text:span><text:span text:style-name="T8"> objective of the paper is to set up if there were a correlation between provinces and the similarity of stamps. Geographical distance between workshops could not be a factor </text:span><text:span text:style-name="T7">due to the maritime connections. </text:span><text:span text:style-name="T8"><text:s/></text:span><text:s/></text:p>
      <text:p text:style-name="P35"/>
      <text:p text:style-name="P9"/>
      <text:p text:style-name="P15">In terms of contents, I believe a more nuisance discussion and detailed conclusions could have been achieved by making use of the chronology of sites as I believe the paper of the military and local access to imports undergo important changes from the early to the late stages of the Roman occupation. By mixing chronologies these possible patterns are diluted and cannot be explored. Similarly, the use of site typologies (such as military, town, city, rural, etc.) could have provided more insights into the dynamics behind the distribution of stamps. Therefore, I would suggest that, if at all available these data should be included and discussed in the paper. If not possible, this should not be a reason to reject the paper as the information provided is useful anyway and the methods and their derived results useful.</text:p>
      <text:p text:style-name="P8"/>
      <text:p text:style-name="P20"><text:span text:style-name="T15">We agree with the reviewer. </text:span><text:span text:style-name="T16">Unfortunately, </text:span><text:span text:style-name="T15">i</text:span><text:span text:style-name="T17">n the case of chronology, amphora workshops were actively working during almost three centuries. However, </text:span><text:span text:style-name="T18">most of them were partially excavated and we do not have enough information about the activity per century. </text:span><text:span text:style-name="T20">Hence, m</text:span><text:span text:style-name="T19">ost stamps </text:span><text:span text:style-name="T20">used in the database</text:span><text:span text:style-name="T19"> did not have a specific chronology </text:span><text:span text:style-name="T20">or were not available </text:span><text:span text:style-name="T19">and they had a chronological span for almost three centuries. </text:span><text:span text:style-name="T20">This fact did that we had to discard the possibility to analyze </text:span><text:span text:style-name="T21">a distribution of stamps</text:span><text:span text:style-name="T20"> per chronologies. In any case, we </text:span><text:span text:style-name="T22">have included at Material and Method section an explanation to </text:span><text:span text:style-name="T23">emphasize this message. </text:span></text:p>
      <text:p text:style-name="P4"><text:line-break/><text:span text:style-name="T11">I have attached a commented .pdf with some other minor issues and suggestions.</text:span></text:p>
      <text:p text:style-name="P8"/>
      <text:p text:style-name="P21"><text:span text:style-name="T14">Thank you for the suggestions. </text:span>We have corrected and added all the suggestions. </text:p>
      <text:p text:style-name="P8"/>
      <text:p text:style-name="P6"/>
      <text:p text:style-name="P1"/>
      <text:p text:style-name="P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Coto</meta:initial-creator>
    <meta:creation-date>2021-01-21T18:13:48.271875897</meta:creation-date>
    <dc:date>2021-01-29T11:11:29.930308764</dc:date>
    <dc:creator>Maria Coto</dc:creator>
    <meta:editing-duration>PT20H25M2S</meta:editing-duration>
    <meta:editing-cycles>34</meta:editing-cycles>
    <meta:generator>LibreOffice/5.1.6.2$Linux_X86_64 LibreOffice_project/10m0$Build-2</meta:generator>
    <meta:document-statistic meta:table-count="0" meta:image-count="0" meta:object-count="0" meta:page-count="2" meta:paragraph-count="24" meta:word-count="766" meta:character-count="4713" meta:non-whitespace-character-count="3955"/>
  </office:meta>
</office:document-meta>
</file>